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comparar los dos sitios web desde el punto de vista de colores, fuentes e iconos, aquí tienes tres aspectos positivos y tres aspectos negativos de cada uno:</text:p>
      <text:p text:style-name="Standard"/>
      <text:p text:style-name="P1">Lingscars.com:</text:p>
      <text:p text:style-name="Standard"/>
      <text:p text:style-name="P2">Aspectos positivos:</text:p>
      <text:p text:style-name="Standard"/>
      <text:list xml:id="list1020108348" text:style-name="L5">
        <text:list-item>
          <text:p text:style-name="P3">Colorido y llamativo: El sitio utiliza colores brillantes y llamativos, lo que puede atraer la atención de los visitantes de manera efectiva.</text:p>
        </text:list-item>
        <text:list-item>
          <text:p text:style-name="P3">Iconos personalizados: Tiene una serie de iconos personalizados que añaden un toque único y divertido a la experiencia del usuario.</text:p>
        </text:list-item>
        <text:list-item>
          <text:p text:style-name="P3">Fuente legible: La fuente utilizada es clara y legible, lo que facilita la lectura de la información.</text:p>
          <text:p text:style-name="P3"/>
        </text:list-item>
      </text:list>
      <text:p text:style-name="P2">Aspectos negativos:</text:p>
      <text:p text:style-name="Standard"/>
      <text:list xml:id="list2483308303" text:style-name="L6">
        <text:list-item>
          <text:p text:style-name="P4">Sobrecarga visual: La abundancia de colores y elementos visuales puede resultar abrumadora para algunos usuarios y dificultar la navegación.</text:p>
        </text:list-item>
        <text:list-item>
          <text:p text:style-name="P4">Dificultad para encontrar información: A pesar de su apariencia llamativa, puede ser complicado encontrar información específica debido a la distribución poco convencional de los elementos en la página.</text:p>
        </text:list-item>
        <text:list-item>
          <text:p text:style-name="P4">Falta de coherencia: La variedad de estilos de diseño y elementos visuales puede dar la impresión de falta de coherencia en la marca y la experiencia del usuario.</text:p>
        </text:list-item>
      </text:list>
      <text:p text:style-name="Standard"/>
      <text:p text:style-name="Standard"/>
      <text:p text:style-name="P1">Avis.es:</text:p>
      <text:p text:style-name="Standard"/>
      <text:p text:style-name="P2">Aspectos positivos:</text:p>
      <text:p text:style-name="Standard"/>
      <text:list xml:id="list3932163527" text:style-name="L7">
        <text:list-item>
          <text:p text:style-name="P5">Diseño limpio y profesional: El sitio web de Avis tiene un diseño limpio y profesional que transmite confianza a los usuarios.</text:p>
        </text:list-item>
        <text:list-item>
          <text:p text:style-name="P5">Colores corporativos: Utiliza colores corporativos (rojo y blanco), lo que refuerza la identidad de la marca.</text:p>
        </text:list-item>
        <text:list-item>
          <text:p text:style-name="P5">Iconos estándar y fuentes legibles: Los iconos utilizados son estándar y fáciles de entender, y las fuentes son legibles, lo que facilita la navegación y la comprensión de la información.</text:p>
        </text:list-item>
      </text:list>
      <text:p text:style-name="Standard"/>
      <text:p text:style-name="P2">Aspectos negativos:</text:p>
      <text:p text:style-name="Standard"/>
      <text:list xml:id="list505158918" text:style-name="L8">
        <text:list-item>
          <text:p text:style-name="P6">Puede parecer menos llamativo: En comparación con lingscars.com, el sitio de Avis puede parecer menos llamativo, lo que podría resultar en una menor retención de atención.</text:p>
        </text:list-item>
        <text:list-item>
          <text:p text:style-name="P6">Menos personalización: Carece de la personalización y elementos únicos que se encuentran en lingscars.com, lo que podría hacer que la experiencia sea menos memorable.</text:p>
        </text:list-item>
        <text:list-item>
          <text:p text:style-name="P6">Falta de elementos visuales distintivos: Avis.es podría beneficiarse de la incorporación de elementos visuales distintivos para destacar y diferenciarse de la competencia.</text:p>
        </text:list-item>
        <text:list-item>
          <text:p text:style-name="P6">En resumen, mientras que lingscars.com se destaca por su enfoque llamativo y colorido, Avis.es opta por un diseño más profesional y corporativo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5T13:06:20.582000000</dc:date>
    <meta:editing-duration>PT4M58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1" meta:word-count="347" meta:character-count="2224" meta:non-whitespace-character-count="1911"/>
  </office:meta>
</office:document-meta>
</file>